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e6e6e6"/>
      <style:text-properties fo:font-weight="bold" style:font-weight-asian="bold" style:font-weight-complex="bold"/>
    </style:style>
    <style:style style:name="ce7" style:family="table-cell" style:parent-style-name="Default" style:data-style-name="N100"/>
  </office:automatic-styles>
  <office:body>
    <office:spreadsheet>
      <table:table table:name="Informe" table:style-name="ta1">
        <table:table-column table:style-name="co1" table:default-cell-style-name="ce1"/>
        <table:table-column table:style-name="co2" table:number-columns-repeated="4" table:default-cell-style-name="ce4"/>
        <table:table-column table:style-name="co2" table:default-cell-style-name="ce5"/>
        <table:table-row table:style-name="ro1">
          <table:table-cell table:style-name="Default"/>
          <table:table-cell table:style-name="ce3" office:value-type="string" calcext:value-type="string">
            <text:p>UNRO</text:p>
          </table:table-cell>
          <table:table-cell table:style-name="ce3" office:value-type="string" calcext:value-type="string">
            <text:p>EPSF</text:p>
          </table:table-cell>
          <table:table-cell table:style-name="ce3" office:value-type="string" calcext:value-type="string">
            <text:p>PRNA</text:p>
          </table:table-cell>
          <table:table-cell table:style-name="ce3" office:value-type="string" calcext:value-type="string">
            <text:p>RUFI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RCHIVO (kb)</text:p>
          </table:table-cell>
          <table:table-cell table:formula="of:=[UNRO.A1]" office:value-type="float" office:value="206.28" calcext:value-type="float">
            <text:p>206,28</text:p>
          </table:table-cell>
          <table:table-cell table:formula="of:=[EPSF.A1]" office:value-type="float" office:value="123.86" calcext:value-type="float">
            <text:p>123,86</text:p>
          </table:table-cell>
          <table:table-cell table:formula="of:=[PRNA.A1]" office:value-type="float" office:value="111.96" calcext:value-type="float">
            <text:p>111,96</text:p>
          </table:table-cell>
          <table:table-cell table:formula="of:=[RUFI.A1]" office:value-type="float" office:value="114.57" calcext:value-type="float">
            <text:p>114,57</text:p>
          </table:table-cell>
          <table:table-cell table:formula="of:=SUM([.B2:.E2])" office:value-type="float" office:value="556.67" calcext:value-type="float">
            <text:p>556,67</text:p>
          </table:table-cell>
        </table:table-row>
        <table:table-row table:style-name="ro1">
          <table:table-cell office:value-type="string" calcext:value-type="string">
            <text:p>DIA (mb)</text:p>
          </table:table-cell>
          <table:table-cell table:formula="of:=[.B2]*24/1024" office:value-type="float" office:value="4.8346875" calcext:value-type="float">
            <text:p>4,83</text:p>
          </table:table-cell>
          <table:table-cell table:formula="of:=[.C2]*24/1024" office:value-type="float" office:value="2.90296875" calcext:value-type="float">
            <text:p>2,90</text:p>
          </table:table-cell>
          <table:table-cell table:formula="of:=[.D2]*24/1024" office:value-type="float" office:value="2.6240625" calcext:value-type="float">
            <text:p>2,62</text:p>
          </table:table-cell>
          <table:table-cell table:formula="of:=[.E2]*24/1024" office:value-type="float" office:value="2.685234375" calcext:value-type="float">
            <text:p>2,69</text:p>
          </table:table-cell>
          <table:table-cell table:formula="of:=SUM([.B3:.E3])" office:value-type="float" office:value="13.046953125" calcext:value-type="float">
            <text:p>13,05</text:p>
          </table:table-cell>
        </table:table-row>
        <table:table-row table:style-name="ro1">
          <table:table-cell office:value-type="string" calcext:value-type="string">
            <text:p>MES (mb)</text:p>
          </table:table-cell>
          <table:table-cell table:formula="of:=[.B3]*30.5" office:value-type="float" office:value="147.45796875" calcext:value-type="float">
            <text:p>147,46</text:p>
          </table:table-cell>
          <table:table-cell table:formula="of:=[.C3]*30.5" office:value-type="float" office:value="88.540546875" calcext:value-type="float">
            <text:p>88,54</text:p>
          </table:table-cell>
          <table:table-cell table:formula="of:=[.D3]*30.5" office:value-type="float" office:value="80.03390625" calcext:value-type="float">
            <text:p>80,03</text:p>
          </table:table-cell>
          <table:table-cell table:formula="of:=[.E3]*30.5" office:value-type="float" office:value="81.8996484375" calcext:value-type="float">
            <text:p>81,90</text:p>
          </table:table-cell>
          <table:table-cell table:formula="of:=SUM([.B4:.E4])" office:value-type="float" office:value="397.9320703125" calcext:value-type="float">
            <text:p>397,93</text:p>
          </table:table-cell>
        </table:table-row>
        <table:table-row table:style-name="ro1">
          <table:table-cell table:style-name="ce2" office:value-type="string" calcext:value-type="string">
            <text:p>AÑO (mb)</text:p>
          </table:table-cell>
          <table:table-cell table:formula="of:=[.B4]*12" office:value-type="float" office:value="1769.495625" calcext:value-type="float">
            <text:p>1769,50</text:p>
          </table:table-cell>
          <table:table-cell table:formula="of:=[.C4]*12" office:value-type="float" office:value="1062.4865625" calcext:value-type="float">
            <text:p>1062,49</text:p>
          </table:table-cell>
          <table:table-cell table:formula="of:=[.D4]*12" office:value-type="float" office:value="960.406875" calcext:value-type="float">
            <text:p>960,41</text:p>
          </table:table-cell>
          <table:table-cell table:formula="of:=[.E4]*12" office:value-type="float" office:value="982.79578125" calcext:value-type="float">
            <text:p>982,80</text:p>
          </table:table-cell>
          <table:table-cell table:style-name="ce6" table:formula="of:=SUM([.B5:.E5])" office:value-type="float" office:value="4775.18484375" calcext:value-type="float">
            <text:p>4775,18</text:p>
          </table:table-cell>
        </table:table-row>
      </table:table>
      <table:table table:name="UNRO" table:style-name="ta1">
        <table:table-column table:style-name="co2" table:number-columns-repeated="6" table:default-cell-style-name="Default"/>
        <table:table-column table:style-name="co2" table:default-cell-style-name="ce7"/>
        <table:table-row table:style-name="ro1">
          <table:table-cell table:formula="of:=AVERAGE([.A2:.A101])" office:value-type="float" office:value="206.28" calcext:value-type="float">
            <text:p>206,2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style-name="ce7"/>
          <table:table-cell/>
        </table:table-row>
        <table:table-row table:style-name="ro1" table:number-rows-repeated="13">
          <table:table-cell table:number-columns-repeated="5"/>
          <table:table-cell table:style-name="ce7"/>
          <table:table-cell/>
        </table:table-row>
        <table:table-row table:style-name="ro1">
          <table:table-cell table:number-columns-repeated="5"/>
          <table:table-cell table:style-name="ce7"/>
          <table:table-cell/>
        </table:table-row>
      </table:table>
      <table:table table:name="EPSF" table:style-name="ta1">
        <table:table-column table:style-name="co2" table:number-columns-repeated="6" table:default-cell-style-name="Default"/>
        <table:table-column table:style-name="co2" table:default-cell-style-name="ce7"/>
        <table:table-row table:style-name="ro1">
          <table:table-cell table:formula="of:=AVERAGE([.A2:.A101])" office:value-type="float" office:value="123.86" calcext:value-type="float">
            <text:p>123,86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</table:table>
      <table:table table:name="PRNA" table:style-name="ta1">
        <table:table-column table:style-name="co2" table:number-columns-repeated="6" table:default-cell-style-name="Default"/>
        <table:table-column table:style-name="co2" table:default-cell-style-name="ce7"/>
        <table:table-row table:style-name="ro1">
          <table:table-cell table:formula="of:=AVERAGE([.A2:.A101])" office:value-type="float" office:value="111.96" calcext:value-type="float">
            <text:p>111,9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table:number-columns-repeated="5"/>
          <table:table-cell table:style-name="ce7"/>
          <table:table-cell/>
        </table:table-row>
        <table:table-row table:style-name="ro1">
          <table:table-cell table:number-columns-repeated="5"/>
          <table:table-cell table:style-name="ce7"/>
          <table:table-cell/>
        </table:table-row>
      </table:table>
      <table:table table:name="RUFI" table:style-name="ta1">
        <table:table-column table:style-name="co2" table:number-columns-repeated="6" table:default-cell-style-name="Default"/>
        <table:table-column table:style-name="co2" table:default-cell-style-name="ce7"/>
        <table:table-row table:style-name="ro1">
          <table:table-cell table:formula="of:=AVERAGE([.A2:.A101])" office:value-type="float" office:value="114.57" calcext:value-type="float">
            <text:p>114,57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  <table:table-cell table:style-name="ce7"/>
          <table:table-cell/>
        </table:table-row>
      </table:table>
      <table:named-expressions/>
      <table:database-ranges>
        <table:database-range table:name="__Anonymous_Sheet_DB__1" table:target-range-address="UNRO.A2:UNRO.A102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EPSF.A2:EPSF.A66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PRNA.A2:PRNA.A532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RUFI.A2:RUFI.A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16:07:06.4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5:23:04.423000000</meta:creation-date>
    <dc:date>2014-09-15T16:13:21.175000000</dc:date>
    <meta:editing-duration>PT7M5S</meta:editing-duration>
    <meta:editing-cycles>4</meta:editing-cycles>
    <meta:generator>LibreOffice/4.2.5.2$Windows_x86 LibreOffice_project/6ff819b65674ae6c83f3cbab9e4a4c2b292a7a94</meta:generator>
    <meta:document-statistic meta:table-count="5" meta:cell-count="2952" meta:object-count="0"/>
  </office:meta>
</office:document-meta>
</file>